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3.484cm" fo:min-width="5.60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4.221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5cm" fo:min-width="1.381cm" fo:padding-top="0.149cm" fo:padding-bottom="0.149cm" fo:padding-left="0.274cm" fo:padding-right="0.274cm"/>
    </style:style>
    <style:style style:name="gr4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fill-color="#99ff99" draw:textarea-horizontal-align="justify" draw:textarea-vertical-align="middle" draw:auto-grow-height="false" fo:min-height="0.281cm" fo:min-width="0.518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589cm" fo:min-width="3.55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302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49cm" fo:min-width="2.863cm" fo:padding-top="0.149cm" fo:padding-bottom="0.149cm" fo:padding-left="0.274cm" fo:padding-right="0.274cm"/>
    </style:style>
    <style:style style:name="gr10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722cm" fo:min-width="8.192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319cm"/>
    </style:style>
    <style:style style:name="gr12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49cm" fo:min-width="1.982cm" fo:padding-top="0.149cm" fo:padding-bottom="0.149cm" fo:padding-left="0.274cm" fo:padding-right="0.274cm"/>
    </style:style>
    <style:style style:name="gr13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4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8.6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7.2999992370605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8.6000003814697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Ubuntu Mono" fo:font-size="17.299999237060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Ubuntu Mono" fo:font-size="12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Ubuntu Mono" fo:font-size="11pt" fo:font-style="italic" fo:text-shadow="none" style:text-underline-style="none" fo:font-weight="normal" style:letter-kerning="true" style:font-name-asian="WenQuanYi Zen Hei Sharp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0000" style:font-name="Ubuntu Mono" fo:font-size="11pt" style:font-size-asian="11pt" style:font-size-complex="11pt"/>
    </style:style>
    <style:style style:name="T7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0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color="#666666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339cm" svg:height="3.97cm" svg:x="0.729cm" svg:y="2.00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4" draw:id="id4" draw:layer="layout" svg:width="6.191cm" svg:height="4.471cm" svg:x="0.878cm" svg:y="2.447cm">
          <draw:text-box>
            <text:p text:style-name="P3"><text:span text:style-name="T3">CODE: </text:span><text:span text:style-name="T4">myMethod()</text:span></text:p>
            <text:p text:style-name="P3"><text:span text:style-name="T5">NAME:</text:span><text:span text:style-name="T6"> </text:span><text:span text:style-name="T7">myMethod</text:span></text:p>
            <text:p text:style-name="P3"><text:span text:style-name="T5">DISPATCH_TYPE:</text:span><text:span text:style-name="T8"> </text:span><text:span text:style-name="T7">static</text:span></text:p>
            <text:p text:style-name="P3"><text:span text:style-name="T5">ORDER:</text:span><text:span text:style-name="T8"> </text:span><text:span text:style-name="T9">0</text:span></text:p>
            <text:p text:style-name="P3"><text:span text:style-name="T10">METHOD_FULL_NAME:</text:span></text:p>
            <text:p text:style-name="P3"><text:span text:style-name="T4">io.shiftleft.Foo.myMe</text:span><text:span text:style-name="T4">thod</text:span></text:p>
            <text:p text:style-name="P3"><text:span text:style-name="T10"/></text:p>
            <text:p text:style-name="P3"><text:span text:style-name="T11"/></text:p>
          </draw:text-box>
        </draw:frame>
        <draw:custom-shape draw:style-name="gr3" draw:text-style-name="P5" draw:layer="layout" svg:width="1.945cm" svg:height="0.664cm" svg:x="0.487cm" svg:y="1.737cm">
          <text:p text:style-name="P1"><text:span text:style-name="T12">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draw:line-skew="0.207cm" svg:x1="5.613cm" svg:y1="7.679cm" svg:x2="3.898cm" svg:y2="5.972cm" draw:start-shape="id1" draw:start-glue-point="0" draw:end-shape="id2" svg:d="M5613 7679c0-969-1715-116-1715-1707" svg:viewBox="0 0 1716 1708">
          <text:p/>
        </draw:connector>
        <draw:custom-shape draw:style-name="gr5" draw:text-style-name="P7" draw:layer="layout" svg:width="1.018cm" svg:height="0.531cm" svg:x="3.448cm" svg:y="5.70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244cm" svg:height="0.85cm" svg:x="3.335cm" svg:y="5.52cm">
          <draw:text-box>
            <text:p text:style-name="P1"><text:span text:style-name="T13">AST</text:span></text:p>
          </draw:text-box>
        </draw:frame>
        <draw:custom-shape draw:style-name="gr7" draw:text-style-name="P2" draw:layer="layout" svg:width="4.219cm" svg:height="2.007cm" svg:x="4.127cm" svg:y="7.94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992cm" svg:height="1.552cm" svg:x="4.353cm" svg:y="8.389cm">
          <draw:text-box>
            <text:p text:style-name="P3"><text:span text:style-name="T5">CODE:</text:span><text:span text:style-name="T6"> </text:span><text:span text:style-name="T7">42</text:span></text:p>
            <text:p text:style-name="P3"><text:span text:style-name="T5">ORDER:</text:span><text:span text:style-name="T8"> </text:span><text:span text:style-name="T4">1</text:span></text:p>
          </draw:text-box>
        </draw:frame>
        <draw:custom-shape draw:style-name="gr9" draw:text-style-name="P5" xml:id="id1" draw:id="id1" draw:layer="layout" svg:width="3.427cm" svg:height="0.663cm" svg:x="3.9cm" svg:y="7.679cm">
          <text:p text:style-name="P1"><text:span text:style-name="T12">IDENT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8.866cm" svg:height="2.146cm" svg:x="10.176cm" svg:y="5.2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8.932cm" svg:height="1.569cm" svg:x="10.336cm" svg:y="5.731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</draw:text-box>
        </draw:frame>
        <draw:custom-shape draw:style-name="gr12" draw:text-style-name="P5" xml:id="id3" draw:id="id3" draw:layer="layout" svg:width="2.546cm" svg:height="0.663cm" svg:x="9.95cm" svg:y="5.021cm">
          <text:p text:style-name="P1"><text:span text:style-name="T12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9.95cm" svg:y1="5.352cm" svg:x2="7.069cm" svg:y2="4.682cm" draw:start-shape="id3" draw:end-shape="id4" svg:d="M9950 5352c-2179 0-739-670-2881-670" svg:viewBox="0 0 2882 671">
          <text:p/>
        </draw:connector>
        <draw:frame draw:style-name="gr14" draw:text-style-name="P9" draw:layer="layout" svg:width="4.976cm" svg:height="0.755cm" svg:x="6.7cm" svg:y="4.045cm">
          <draw:text-box>
            <text:p text:style-name="P1"><text:span text:style-name="T14">Associated via 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1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9-09-25T16:25:22.982998281</dc:date>
    <meta:editing-duration>PT23H34M58S</meta:editing-duration>
    <meta:editing-cycles>66</meta:editing-cycles>
    <meta:generator>LibreOffice/6.0.7.3$Linux_X86_64 LibreOffice_project/00m0$Build-3</meta:generator>
    <meta:document-statistic meta:object-count="14"/>
  </office:meta>
</office:document-meta>
</file>